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4.83cm" fo:min-width="5.85cm"/>
    </style:style>
    <style:style style:name="gr14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6.485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2cm" fo:min-width="1.788cm"/>
    </style:style>
    <style:style style:name="gr16" style:family="graphic" style:parent-style-name="standard">
      <style:graphic-properties draw:stroke="none" svg:stroke-color="#000000" draw:fill="none" draw:fill-color="#ffffff" fo:min-height="1.971cm"/>
    </style:style>
    <style:style style:name="gr17" style:family="graphic" style:parent-style-name="standard">
      <style:graphic-properties draw:marker-end="" draw:fill-color="#cccccc" draw:textarea-horizontal-align="justify" draw:textarea-vertical-align="middle" draw:auto-grow-height="false" fo:min-height="1.008cm" fo:min-width="2.285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39cm" fo:min-width="0.5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7cm" fo:min-width="2.01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64cm" fo:min-width="1.08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12cm" fo:min-width="1.088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512cm" fo:min-width="2.16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12cm" fo:min-width="3.437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83cm" fo:min-width="1.15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83cm" fo:min-width="1.088cm"/>
    </style:style>
    <style:style style:name="gr2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0" style:family="graphic" style:parent-style-name="standard">
      <style:graphic-properties svg:stroke-color="#000000" draw:marker-end="Short_20_line_20_Arrow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39cm" fo:min-width="2.016cm"/>
    </style:style>
    <style:style style:name="gr32" style:family="graphic" style:parent-style-name="objectwithoutfill">
      <style:graphic-properties draw:marker-start="Short_20_line_20_Arrow" draw:marker-end="" draw:fill="none" draw:textarea-vertical-align="middle"/>
    </style:style>
    <style:style style:name="gr33" style:family="graphic" style:parent-style-name="standard">
      <style:graphic-properties svg:stroke-color="#000000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385cm"/>
    </style:style>
    <style:style style:name="gr35" style:family="graphic" style:parent-style-name="standard">
      <style:graphic-properties draw:stroke="none" svg:stroke-color="#000000" draw:fill="none" draw:fill-color="#ffffff" fo:min-height="1.655cm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8.62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3" draw:layer="layout" svg:width="1.651cm" svg:height="0.645cm" svg:x="3.286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3" draw:layer="layout" svg:width="1.651cm" svg:height="0.645cm" svg:x="3.159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5cm" svg:y="13.446cm">
          <draw:text-box>
            <text:p><text:span text:style-name="T3">Users</text:span></text:p>
          </draw:text-box>
        </draw:frame>
        <draw:frame draw:style-name="gr7" draw:text-style-name="P4" draw:layer="layout" svg:width="3.302cm" svg:height="1.916cm" svg:x="4.81cm" svg:y="4.926cm">
          <draw:text-box>
            <text:p text:style-name="P1"><text:span text:style-name="T3">Total</text:span></text:p>
            <text:p text:style-name="P1"><text:span text:style-name="T3">Connection</text:span></text:p>
            <text:p text:style-name="P1"><text:span text:style-name="T3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  <draw:frame draw:style-name="gr10" draw:text-style-name="P1" draw:layer="layout" svg:width="16.998cm" svg:height="2.994cm" svg:x="11.672cm" svg:y="18.8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1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3" draw:layer="layout" svg:width="1.651cm" svg:height="0.645cm" svg:x="3.287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3" draw:layer="layout" svg:width="1.651cm" svg:height="0.645cm" svg:x="3.16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6cm" svg:y="13.446cm">
          <draw:text-box>
            <text:p><text:span text:style-name="T3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2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4" draw:layer="layout" svg:width="3.302cm" svg:height="1.916cm" svg:x="9.382cm" svg:y="15.351cm">
          <draw:text-box>
            <text:p text:style-name="P1"><text:span text:style-name="T3">Application</text:span></text:p>
            <text:p text:style-name="P1"><text:span text:style-name="T3">Connection</text:span></text:p>
            <text:p text:style-name="P1"><text:span text:style-name="T3">Lim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6.35cm" svg:height="5.08cm" svg:x="1.254cm" svg:y="6.461cm"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4.191cm" svg:x="9.128cm" svg:y="6.842cm">
          <text:p text:style-name="P1">Qpid Dispatch Router</text:p>
          <text:p text:style-name="P1"><text:span text:style-name="T2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8cm" svg:height="1.27cm" svg:x="8.747cm" svg:y="8.366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4.175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29cm" svg:y1="8.366cm" svg:x2="4.429cm" svg:y2="8.874cm">
            <text:p/>
          </draw:line>
          <draw:line draw:style-name="gr4" draw:text-style-name="P1" draw:layer="layout" svg:x1="4.683cm" svg:y1="9.255cm" svg:x2="4.429cm" svg:y2="8.874cm">
            <text:p/>
          </draw:line>
          <draw:line draw:style-name="gr4" draw:text-style-name="P1" draw:layer="layout" svg:x1="4.175cm" svg:y1="9.255cm" svg:x2="4.429cm" svg:y2="8.874cm">
            <text:p/>
          </draw:line>
          <draw:line draw:style-name="gr4" draw:text-style-name="P1" draw:layer="layout" svg:x1="4.175cm" svg:y1="8.493cm" svg:x2="4.683cm" svg:y2="8.493cm">
            <text:p/>
          </draw:line>
        </draw:g>
        <draw:frame draw:style-name="gr16" draw:text-style-name="P6" draw:layer="layout" svg:width="6.096cm" svg:height="2.221cm" svg:x="1.381cm" svg:y="9.382cm">
          <draw:text-box>
            <text:p text:style-name="P1"><text:span text:style-name="T4">Alice</text:span></text:p>
            <text:p text:style-name="P1"><text:span text:style-name="T4"/></text:p>
            <text:p text:style-name="P5"><text:span text:style-name="T5">Remote Host: <text:s text:c="7"/></text:span><text:span text:style-name="T4">example.com</text:span></text:p>
            <text:p text:style-name="P5"><text:span text:style-name="T5">QDR </text:span><text:span text:style-name="T2">URL: <text:s text:c="12"/></text:span><text:span text:style-name="T4">app1:20001</text:span></text:p>
            <text:p text:style-name="P5"><text:span text:style-name="T2">Target Application: </text:span><text:span text:style-name="T4">app1</text:span></text:p>
          </draw:text-box>
        </draw:frame>
        <draw:line draw:style-name="gr8" draw:text-style-name="P1" draw:layer="layout" svg:x1="7.604cm" svg:y1="9cm" svg:x2="8.745cm" svg:y2="9.001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7" draw:text-style-name="P6" draw:layer="layout" svg:width="3.937cm" svg:height="1.778cm" svg:x="11.922cm" svg:y="8.112cm">
          <text:p text:style-name="P1"><text:span text:style-name="T2">AMQP Open</text:span></text:p>
          <text:p text:style-name="P1"><text:span text:style-name="T2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Open Received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2">Remote Host</text:span></text:p>
              </table:table-cell>
              <table:table-cell>
                <text:p><text:span text:style-name="T2">93.184.216.34</text:span></text:p>
              </table:table-cell>
            </table:table-row>
            <table:table-row table:style-name="ro1" table:default-cell-style-name="ce2">
              <table:table-cell>
                <text:p><text:span text:style-name="T2">Authenticated User</text:span></text:p>
              </table:table-cell>
              <table:table-cell>
                <text:p><text:span text:style-name="T2">Alice</text:span></text:p>
              </table:table-cell>
            </table:table-row>
            <table:table-row table:style-name="ro1" table:default-cell-style-name="ce2">
              <table:table-cell>
                <text:p><text:span text:style-name="T2">QDR Application</text:span></text:p>
              </table:table-cell>
              <table:table-cell>
                <text:p><text:span text:style-name="T2">app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6.096cm" svg:height="0.889cm" svg:x="1.381cm" svg:y="6.842cm">
          <draw:text-box>
            <text:p text:style-name="P1"><text:span text:style-name="T2">User Connection Creation</text:span></text:p>
          </draw:text-box>
        </draw:frame>
      </draw:page>
      <draw:page draw:name="page4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6.588cm">
          <text:p/>
        </draw:line>
        <draw:line draw:style-name="gr4" draw:text-style-name="P1" draw:layer="layout" svg:x1="7.604cm" svg:y1="4.175cm" svg:x2="7.604cm" svg:y2="6.588cm">
          <text:p/>
        </draw:line>
        <draw:line draw:style-name="gr20" draw:text-style-name="P6" draw:layer="layout" svg:x1="3.794cm" svg:y1="4.683cm" svg:x2="7.604cm" svg:y2="4.937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794cm" svg:y1="5.826cm" svg:x2="7.604cm" svg:y2="5.445cm">
          <text:p text:style-name="P1"><text:span text:style-name="T2">AMQP Open</text:span></text:p>
          <text:p text:style-name="P1"><text:span text:style-name="T2"/></text:p>
        </draw:line>
      </draw:page>
      <draw:page draw:name="page5" draw:style-name="dp1" draw:master-page-name="Default">
        <draw:custom-shape draw:style-name="gr19" draw:text-style-name="P6" draw:layer="layout" svg:width="1.524cm" svg:height="1.397cm" svg:x="2.524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7.35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86cm" svg:y1="4.175cm" svg:x2="3.286cm" svg:y2="9.001cm">
          <text:p/>
        </draw:line>
        <draw:line draw:style-name="gr4" draw:text-style-name="P1" draw:layer="layout" svg:x1="8.112cm" svg:y1="4.175cm" svg:x2="8.112cm" svg:y2="8.62cm">
          <text:p/>
        </draw:line>
        <draw:line draw:style-name="gr20" draw:text-style-name="P6" draw:layer="layout" svg:x1="3.286cm" svg:y1="4.302cm" svg:x2="8.112cm" svg:y2="4.683cm">
          <text:p text:style-name="P1"><text:span text:style-name="T2">AMQP Open</text:span></text:p>
          <text:p text:style-name="P1"><text:span text:style-name="T2"/></text:p>
        </draw:line>
        <draw:custom-shape draw:style-name="gr19" draw:text-style-name="P6" draw:layer="layout" svg:width="1.524cm" svg:height="1.397cm" svg:x="13.192cm" svg:y="2.778cm">
          <text:p text:style-name="P1"><text:span text:style-name="T2">$poli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4.175cm" svg:x2="13.954cm" svg:y2="8.112cm">
          <text:p/>
        </draw:line>
        <draw:line draw:style-name="gr20" draw:text-style-name="P6" draw:layer="layout" svg:x1="8.112cm" svg:y1="4.81cm" svg:x2="13.954cm" svg:y2="5.064cm">
          <text:p text:style-name="P1"><text:span text:style-name="T2">policy user authorize</text:span></text:p>
          <text:p text:style-name="P1"><text:span text:style-name="T2">(host, user, app)</text:span></text:p>
        </draw:line>
        <draw:line draw:style-name="gr21" draw:text-style-name="P6" draw:layer="layout" svg:x1="8.112cm" svg:y1="6.08cm" svg:x2="13.954cm" svg:y2="5.699cm">
          <text:p text:style-name="P1"><text:span text:style-name="T2">authorize: OK</text:span></text:p>
          <text:p text:style-name="P1"><text:span text:style-name="T2">usergroup = admin</text:span></text:p>
        </draw:line>
        <draw:line draw:style-name="gr20" draw:text-style-name="P6" draw:layer="layout" svg:x1="8.112cm" svg:y1="6.588cm" svg:x2="13.954cm" svg:y2="6.969cm">
          <text:p text:style-name="P1"><text:span text:style-name="T2">get policy setting</text:span></text:p>
          <text:p text:style-name="P1"><text:span text:style-name="T2">(app, admin)</text:span></text:p>
        </draw:line>
        <draw:line draw:style-name="gr21" draw:text-style-name="P6" draw:layer="layout" svg:x1="8.112cm" svg:y1="7.985cm" svg:x2="13.954cm" svg:y2="7.604cm">
          <text:p text:style-name="P1"><text:span text:style-name="T2">policy data</text:span></text:p>
          <text:p text:style-name="P1"><text:span text:style-name="T2">(app, admin)</text:span></text:p>
        </draw:line>
        <draw:line draw:style-name="gr21" draw:text-style-name="P6" draw:layer="layout" svg:x1="3.286cm" svg:y1="8.747cm" svg:x2="8.112cm" svg:y2="8.239cm">
          <text:p text:style-name="P1"><text:span text:style-name="T2">AMQP Open</text:span></text:p>
          <text:p text:style-name="P1"><text:span text:style-name="T2">with (app, admin) policy limits</text:span></text:p>
        </draw:line>
      </draw:page>
      <draw:page draw:name="page6" draw:style-name="dp1" draw:master-page-name="Default">
        <draw:custom-shape draw:style-name="gr22" draw:text-style-name="P6" draw:layer="layout" svg:width="3.556cm" svg:height="1.016cm" svg:x="7.731cm" svg:y="3.159cm">
          <text:p text:style-name="P1"><text:span text:style-name="T4">authorize</text:span><text:span text:style-name="T2"> (</text:span></text:p>
          <text:p text:style-name="P1"><text:span text:style-name="T2">user, host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1" draw:id="id1" draw:layer="layout" svg:width="3.175cm" svg:height="1.778cm" svg:x="7.858cm" svg:y="4.683cm">
          <text:p text:style-name="P1"><text:span text:style-name="T6">User </text:span></text:p>
          <text:p text:style-name="P1"><text:span text:style-name="T6">in a</text:span></text:p>
          <text:p text:style-name="P1"><text:span text:style-name="T6">grou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7" xml:id="id2" draw:id="id2" draw:layer="layout" svg:width="3.175cm" svg:height="1.524cm" svg:x="3.921cm" svg:y="6.461cm">
          <text:p text:style-name="P1"><text:span text:style-name="T6">Allow</text:span></text:p>
          <text:p text:style-name="P1"><text:span text:style-name="T6">defaul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7" xml:id="id3" draw:id="id3" draw:layer="layout" svg:width="2.667cm" svg:height="0.762cm" svg:x="6.461cm" svg:y="7.985cm">
          <text:p text:style-name="P1"><text:span text:style-name="T6">group = 'default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7" xml:id="id6" draw:id="id6" draw:layer="layout" svg:width="3.937cm" svg:height="0.762cm" svg:x="11.033cm" svg:y="7.985cm">
          <text:p text:style-name="P1"><text:span text:style-name="T6">group = user's gro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7" xml:id="id7" draw:id="id7" draw:layer="layout" svg:width="3.302cm" svg:height="2.159cm" svg:x="8.112cm" svg:y="9.763cm">
          <text:p text:style-name="P1"><text:span text:style-name="T6">group has</text:span></text:p>
          <text:p text:style-name="P1"><text:span text:style-name="T6">ingress polic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7" xml:id="id8" draw:id="id8" draw:layer="layout" svg:width="3.175cm" svg:height="2.159cm" svg:x="5.699cm" svg:y="11.795cm">
          <text:p text:style-name="P1"><text:span text:style-name="T6">host in one</text:span></text:p>
          <text:p text:style-name="P1"><text:span text:style-name="T6">of ingress host</text:span></text:p>
          <text:p text:style-name="P1"><text:span text:style-name="T6">group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9" draw:text-style-name="P1" draw:layer="layout" svg:x1="9.509cm" svg:y1="4.175cm" svg:x2="9.509cm" svg:y2="4.683cm">
          <text:p/>
        </draw:line>
        <draw:connector draw:style-name="gr30" draw:text-style-name="P1" draw:layer="layout" svg:x1="7.858cm" svg:y1="5.572cm" svg:x2="5.509cm" svg:y2="6.461cm" draw:start-shape="id1" draw:start-glue-point="5" draw:end-shape="id2" draw:end-glue-point="4" svg:d="M7858 5572h-2349v889" svg:viewBox="0 0 2350 890">
          <text:p/>
        </draw:connector>
        <draw:custom-shape draw:style-name="gr31" draw:text-style-name="P6" xml:id="id10" draw:id="id10" draw:layer="layout" svg:width="3.556cm" svg:height="1.397cm" svg:x="1.508cm" svg:y="13.954cm">
          <text:p text:style-name="P1"><text:span text:style-name="T4">DENY</text:span></text:p>
          <text:p text:style-name="P1"><text:span text:style-name="T2">return '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xml:id="id11" draw:id="id11" draw:layer="layout" svg:width="3.556cm" svg:height="1.397cm" svg:x="11.287cm" svg:y="13.954cm">
          <text:p text:style-name="P1"><text:span text:style-name="T4">ALLOW</text:span></text:p>
          <text:p text:style-name="P1"><text:span text:style-name="T2">return 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svg:x1="7.096cm" svg:y1="7.223cm" svg:x2="7.795cm" svg:y2="7.985cm" draw:start-shape="id2" draw:start-glue-point="7" draw:end-shape="id3" draw:end-glue-point="4" svg:d="M7096 7223h699v762" svg:viewBox="0 0 700 763">
          <text:p/>
        </draw:connector>
        <draw:line draw:style-name="gr32" draw:text-style-name="P1" xml:id="id5" draw:id="id5" draw:layer="layout" svg:x1="9.763cm" svg:y1="9.001cm" svg:x2="9.763cm" svg:y2="8.366cm">
          <text:p/>
        </draw:line>
        <draw:connector draw:style-name="gr30" draw:text-style-name="P1" draw:layer="layout" svg:x1="3.921cm" svg:y1="7.223cm" svg:x2="3.286cm" svg:y2="12.875cm" draw:start-shape="id2" draw:start-glue-point="5" draw:end-shape="id4" draw:end-glue-point="0" svg:d="M3921 7223h-635v5652" svg:viewBox="0 0 636 5653">
          <text:p/>
        </draw:connector>
        <draw:connector draw:style-name="gr33" draw:text-style-name="P1" draw:layer="layout" draw:line-skew="-0.374cm" svg:x1="7.795cm" svg:y1="8.747cm" svg:x2="9.763cm" svg:y2="9.001cm" draw:start-shape="id3" draw:start-glue-point="6" draw:end-shape="id5" draw:end-glue-point="2" svg:d="M7795 8747v380h1968v-126" svg:viewBox="0 0 1969 381">
          <text:p/>
        </draw:connector>
        <draw:connector draw:style-name="gr33" draw:text-style-name="P1" draw:layer="layout" draw:line-skew="-0.374cm" svg:x1="13.002cm" svg:y1="8.747cm" svg:x2="9.763cm" svg:y2="9.001cm" draw:start-shape="id6" draw:start-glue-point="6" draw:end-shape="id5" draw:end-glue-point="2" svg:d="M13002 8747v380h-3239v-126" svg:viewBox="0 0 3240 381">
          <text:p/>
        </draw:connector>
        <draw:line draw:style-name="gr32" draw:text-style-name="P1" draw:layer="layout" svg:x1="9.763cm" svg:y1="9.763cm" svg:x2="9.763cm" svg:y2="9.128cm">
          <text:p/>
        </draw:line>
        <draw:connector draw:style-name="gr30" draw:text-style-name="P1" draw:layer="layout" svg:x1="11.033cm" svg:y1="5.572cm" svg:x2="13.002cm" svg:y2="7.985cm" draw:start-shape="id1" draw:start-glue-point="7" draw:end-shape="id6" draw:end-glue-point="4" svg:d="M11033 5572h1969v2413" svg:viewBox="0 0 1970 2414">
          <text:p/>
        </draw:connector>
        <draw:connector draw:style-name="gr30" draw:text-style-name="P1" draw:layer="layout" svg:x1="8.112cm" svg:y1="10.843cm" svg:x2="7.287cm" svg:y2="11.795cm" draw:start-shape="id7" draw:start-glue-point="5" draw:end-shape="id8" draw:end-glue-point="4" svg:d="M8112 10843h-825v952" svg:viewBox="0 0 826 953">
          <text:p/>
        </draw:connector>
        <draw:connector draw:style-name="gr30" draw:text-style-name="P1" draw:layer="layout" svg:x1="11.414cm" svg:y1="10.843cm" svg:x2="13.065cm" svg:y2="12.875cm" draw:start-shape="id7" draw:start-glue-point="7" draw:end-shape="id9" draw:end-glue-point="0" svg:d="M11414 10843h1651v2032" svg:viewBox="0 0 1652 2033">
          <text:p/>
        </draw:connector>
        <draw:connector draw:style-name="gr30" draw:text-style-name="P1" xml:id="id4" draw:id="id4" draw:layer="layout" svg:x1="5.699cm" svg:y1="12.875cm" svg:x2="3.286cm" svg:y2="13.954cm" draw:start-shape="id8" draw:start-glue-point="5" draw:end-shape="id10" draw:end-glue-point="4" svg:d="M5699 12875h-2413v1079" svg:viewBox="0 0 2414 1080">
          <text:p/>
        </draw:connector>
        <draw:connector draw:style-name="gr30" draw:text-style-name="P1" xml:id="id9" draw:id="id9" draw:layer="layout" svg:x1="8.874cm" svg:y1="12.875cm" svg:x2="13.065cm" svg:y2="13.954cm" draw:start-shape="id8" draw:start-glue-point="7" draw:end-shape="id11" draw:end-glue-point="4" svg:d="M8874 12875h4191v1079" svg:viewBox="0 0 4192 1080">
          <text:p/>
        </draw:connector>
        <draw:line draw:style-name="gr32" draw:text-style-name="P1" draw:layer="layout" svg:x1="9.763cm" svg:y1="9.001cm" svg:x2="9.763cm" svg:y2="8.366cm">
          <text:p/>
        </draw:line>
        <draw:frame draw:style-name="gr34" draw:text-style-name="P8" draw:layer="layout" svg:width="0.762cm" svg:height="0.645cm" svg:x="6.969cm" svg:y="4.927cm">
          <draw:text-box>
            <text:p text:style-name="P8"><text:span text:style-name="T4">F</text:span></text:p>
          </draw:text-box>
        </draw:frame>
        <draw:frame draw:style-name="gr34" draw:text-style-name="P8" draw:layer="layout" svg:width="0.762cm" svg:height="0.645cm" svg:x="11.16cm" svg:y="4.81cm">
          <draw:text-box>
            <text:p text:style-name="P8"><text:span text:style-name="T4">T</text:span></text:p>
          </draw:text-box>
        </draw:frame>
        <draw:frame draw:style-name="gr34" draw:text-style-name="P8" draw:layer="layout" svg:width="0.762cm" svg:height="0.645cm" svg:x="3.159cm" svg:y="6.451cm">
          <draw:text-box>
            <text:p text:style-name="P8"><text:span text:style-name="T4">F</text:span></text:p>
          </draw:text-box>
        </draw:frame>
        <draw:frame draw:style-name="gr34" draw:text-style-name="P8" draw:layer="layout" svg:width="0.762cm" svg:height="0.645cm" svg:x="11.414cm" svg:y="10.144cm">
          <draw:text-box>
            <text:p text:style-name="P8"><text:span text:style-name="T4">F</text:span></text:p>
          </draw:text-box>
        </draw:frame>
        <draw:frame draw:style-name="gr34" draw:text-style-name="P8" draw:layer="layout" svg:width="0.762cm" svg:height="0.645cm" svg:x="4.937cm" svg:y="12.176cm">
          <draw:text-box>
            <text:p text:style-name="P8"><text:span text:style-name="T4">F</text:span></text:p>
          </draw:text-box>
        </draw:frame>
        <draw:frame draw:style-name="gr34" draw:text-style-name="P8" draw:layer="layout" svg:width="0.762cm" svg:height="0.645cm" svg:x="7.096cm" svg:y="6.588cm">
          <draw:text-box>
            <text:p text:style-name="P8"><text:span text:style-name="T4">T</text:span></text:p>
          </draw:text-box>
        </draw:frame>
        <draw:frame draw:style-name="gr34" draw:text-style-name="P8" draw:layer="layout" svg:width="0.762cm" svg:height="0.645cm" svg:x="7.35cm" svg:y="10.144cm">
          <draw:text-box>
            <text:p text:style-name="P8"><text:span text:style-name="T4">T</text:span></text:p>
          </draw:text-box>
        </draw:frame>
        <draw:frame draw:style-name="gr34" draw:text-style-name="P8" draw:layer="layout" svg:width="0.762cm" svg:height="0.645cm" svg:x="8.874cm" svg:y="12.176cm">
          <draw:text-box>
            <text:p text:style-name="P8"><text:span text:style-name="T4">T</text:span></text:p>
          </draw:text-box>
        </draw:frame>
        <draw:frame draw:style-name="gr35" draw:text-style-name="P3" draw:layer="layout" svg:width="4.699cm" svg:height="1.905cm" svg:x="2.397cm" svg:y="3.286cm">
          <draw:text-box>
            <text:p text:style-name="P3"><text:span text:style-name="T2">User authorization lookup for an application.</text:span></text:p>
          </draw:text-box>
        </draw:frame>
      </draw:page>
      <draw:page draw:name="page7" draw:style-name="dp1" draw:master-page-name="Default">
        <draw:custom-shape draw:style-name="gr19" draw:text-style-name="P6" draw:layer="layout" svg:width="1.524cm" svg:height="1.397cm" svg:x="2.524cm" svg:y="2.524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11.287cm" svg:y="2.524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86cm" svg:y1="3.921cm" svg:x2="3.286cm" svg:y2="8.747cm">
          <text:p/>
        </draw:line>
        <draw:line draw:style-name="gr4" draw:text-style-name="P1" draw:layer="layout" svg:x1="12.049cm" svg:y1="3.921cm" svg:x2="12.049cm" svg:y2="8.366cm">
          <text:p/>
        </draw:line>
        <draw:line draw:style-name="gr20" draw:text-style-name="P6" draw:layer="layout" svg:x1="3.286cm" svg:y1="4.362cm" svg:x2="12.049cm" svg:y2="4.683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286cm" svg:y1="5.953cm" svg:x2="12.049cm" svg:y2="5.318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286cm" svg:y1="7.096cm" svg:x2="12.049cm" svg:y2="6.334cm">
          <text:p text:style-name="P1"><text:span text:style-name="T2"/></text:p>
          <text:p text:style-name="P1"><text:span text:style-name="T2">AMQP Close</text:span></text:p>
          <text:p text:style-name="P1"><text:span text:style-name="T2">condition=:"amqp:resource-limit-exceeded", </text:span></text:p>
          <text:p text:style-name="P1"><text:span text:style-name="T2">description="connection disallowed by local policy"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4-13T11:52:22.159611202</dc:date>
    <dc:creator>Chuck Rolke</dc:creator>
    <meta:editing-duration>PT7H6M36S</meta:editing-duration>
    <meta:editing-cycles>33</meta:editing-cycles>
    <meta:generator>LibreOffice/4.3.7.2$Linux_X86_64 LibreOffice_project/430$Build-2</meta:generator>
    <meta:printed-by>Chuck Rolke</meta:printed-by>
    <meta:print-date>2016-01-19T14:51:06.818720554</meta:print-date>
    <meta:document-statistic meta:object-count="1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width="6.8173in" draw:z-index="0"><draw:text-box fo:min-height="4.2874in"><text:p text:style-name="Frame_20_contents"/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